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ext_20_body"><text:span text:style-name="T1">Patrick</text:span> Mowrer</text:p>
      <text:p text:style-name="Text_20_body"><text:a xlink:type="simple" xlink:href="mailto:pmowrer@gmail.com" office:name=""><text:span text:style-name="Definition">pmowrer@gmail.com</text:span></text:a> (415) 260-0620<text:line-break/><text:a xlink:type="simple" xlink:href="http://github.com/pmowrer" office:name=""><text:span text:style-name="Definition">http://github.com/pmowrer</text:span></text:a></text:p>
      <text:p text:style-name="Horizontal_20_Line"/>
      <text:h text:style-name="Heading_20_1" text:outline-level="1"><text:bookmark-start text:name="experience"/>Experience<text:bookmark-end text:name="experience"/></text:h>
      <text:h text:style-name="Heading_20_2" text:outline-level="2"><text:bookmark-start text:name="senior-engineer"/>Senior Engineer<text:bookmark-end text:name="senior-engineer"/></text:h>
      <text:p text:style-name="First_20_paragraph"><text:span text:style-name="T1">Spotify, 2019-Present</text:span></text:p>
      <text:p text:style-name="Text_20_body">Worked fullstack across the company’s internal messaging product, primarily in TypeScript/Java.</text:p>
      <text:list text:style-name="L1">
        <text:list-item>
          <text:p text:style-name="P1">Led cross-functional effort to expand the product’s reach to web/desktop clients.</text:p>
        </text:list-item>
        <text:list-item>
          <text:p text:style-name="P1">Implemented new audience builder, significantly improving message targeting capabilities.</text:p>
        </text:list-item>
        <text:list-item>
          <text:p text:style-name="P1">Developed new message creative editor, increasing efficiency for marketers and adding flexibility.</text:p>
        </text:list-item>
        <text:list-item>
          <text:p text:style-name="P1">Refactored message model across systems to enhance performance for large messaging campaigns and simplify complexity.</text:p>
        </text:list-item>
        <text:list-item>
          <text:p text:style-name="P1">Created tech leadership group to promote cross-team alignment and knowledge sharing.</text:p>
        </text:list-item>
        <text:list-item>
          <text:p text:style-name="P1">Interviewed, mentored and supported junior developers.</text:p>
        </text:list-item>
      </text:list>
      <text:h text:style-name="Heading_20_2" text:outline-level="2"><text:bookmark-start text:name="lead-frontend-engineer"/>Lead Frontend Engineer<text:bookmark-end text:name="lead-frontend-engineer"/></text:h>
      <text:p text:style-name="First_20_paragraph"><text:span text:style-name="T1">Updater, 2014-2018</text:span></text:p>
      <text:p text:style-name="Text_20_body">Built Updater’s frontend team. Modernized tech stack from slow, duplicated angular.js apps to a performant micro-frontend based on web components in a monorepo.</text:p>
      <text:h text:style-name="Heading_20_2" text:outline-level="2"><text:bookmark-start text:name="lead-software-engineer"/>Lead Software Engineer<text:bookmark-end text:name="lead-software-engineer"/></text:h>
      <text:p text:style-name="First_20_paragraph"><text:span text:style-name="T1">Sports195, 2013-2014</text:span></text:p>
      <text:p text:style-name="Text_20_body">Led development vertical for the company’s mobile-first single page web app product, a white label global sports news portal built on a Backbone/Node/Scala stack.</text:p>
      <text:h text:style-name="Heading_20_2" text:outline-level="2"><text:bookmark-start text:name="senior-software-engineer"/>Senior Software Engineer<text:bookmark-end text:name="senior-software-engineer"/></text:h>
      <text:p text:style-name="First_20_paragraph"><text:span text:style-name="T1">YouNow, 2013</text:span></text:p>
      <text:p text:style-name="Text_20_body">Converted YouNow’s single page web app product from Flash to Backbone.</text:p>
      <text:h text:style-name="Heading_20_2" text:outline-level="2"><text:bookmark-start text:name="lead-application-developer"/>Lead Application Developer<text:bookmark-end text:name="lead-application-developer"/></text:h>
      <text:p text:style-name="First_20_paragraph"><text:span text:style-name="T1">Tinychat, 2011-2013</text:span></text:p>
      <text:p text:style-name="Text_20_body">Built one of the web’s most popular multi-way video chats, an IRC-like Flash app supporting 12 simultaneous video streams, effects, moderation, text chat and more. Used by 100+ millions of users through its lifetime.</text:p>
      <text:h text:style-name="Heading_20_2" text:outline-level="2"><text:bookmark-start text:name="quality-engineer"/>Quality Engineer<text:bookmark-end text:name="quality-engineer"/></text:h>
      <text:p text:style-name="First_20_paragraph"><text:span text:style-name="T1">Adobe, 2006-2010</text:span></text:p>
      <text:p text:style-name="Text_20_body">Built QA tooling and applications, planned and executed testing effort of new product features and organized testing effort of 3rd party vendors. Shipped Swedish versions of Adobe Flash CS3-CS5.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b.s.-in-computer-science"/>B.S. in Computer Science<text:bookmark-end text:name="b.s.-in-computer-science"/></text:h>
      <text:p text:style-name="First_20_paragraph">Santa Clara University, 2002 - 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1-23T04:46:05Z</meta:creation-date>
    <dc:date>2023-01-23T04:46:05Z</dc:date>
  </office:meta>
</office:document-meta>
</file>